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99pt solid #000000"/>
      <style:paragraph-properties fo:text-align="start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15"/>
        <table:table-row table:style-name="ro1">
          <table:table-cell office:value-type="string" calcext:value-type="string">
            <text:p>solverinput version 0.5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3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 table:style-name="ce6" office:value-type="string" calcext:value-type="string">
            <text:p>p_percent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4" table:number-columns-repeated="4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4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7" table:number-columns-repeated="4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E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7" table:number-columns-repeated="4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E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A3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3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ce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00.00.00</text:date>, <text:time style:data-style-name="N2" text:time-value="13:09:48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1-05T13:10:29.618000000</dc:date>
    <meta:editing-duration>P3DT2H55M34S</meta:editing-duration>
    <meta:editing-cycles>134</meta:editing-cycles>
    <meta:generator>LibreOffice/6.0.6.2$Windows_x86 LibreOffice_project/0c292870b25a325b5ed35f6b45599d2ea4458e77</meta:generator>
    <meta:document-statistic meta:table-count="1" meta:cell-count="81" meta:object-count="0"/>
  </office:meta>
</office:document-meta>
</file>